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e815" officeooo:paragraph-rsid="000be815"/>
    </style:style>
    <style:style style:name="P2" style:family="paragraph" style:parent-style-name="Standard">
      <style:text-properties officeooo:rsid="000cd0a5" officeooo:paragraph-rsid="000cd0a5"/>
    </style:style>
    <style:style style:name="P3" style:family="paragraph" style:parent-style-name="Standard">
      <style:text-properties officeooo:rsid="000cd0a5" officeooo:paragraph-rsid="00100bb1"/>
    </style:style>
    <style:style style:name="P4" style:family="paragraph" style:parent-style-name="Standard">
      <style:text-properties officeooo:rsid="000cd0a5" officeooo:paragraph-rsid="001ba0c8"/>
    </style:style>
    <style:style style:name="P5" style:family="paragraph" style:parent-style-name="Standard">
      <style:text-properties officeooo:rsid="000cd0a5" officeooo:paragraph-rsid="001e3e8a"/>
    </style:style>
    <style:style style:name="P6" style:family="paragraph" style:parent-style-name="Standard">
      <style:text-properties officeooo:rsid="000cd0a5" officeooo:paragraph-rsid="001fa62c"/>
    </style:style>
    <style:style style:name="P7" style:family="paragraph" style:parent-style-name="Standard">
      <style:text-properties officeooo:rsid="000cd0a5" officeooo:paragraph-rsid="00144cf1"/>
    </style:style>
    <style:style style:name="P8" style:family="paragraph" style:parent-style-name="Standard">
      <style:text-properties officeooo:rsid="000d28a6" officeooo:paragraph-rsid="001ba0c8"/>
    </style:style>
    <style:style style:name="P9" style:family="paragraph" style:parent-style-name="Standard">
      <style:text-properties officeooo:rsid="000d28a6" officeooo:paragraph-rsid="001e3e8a"/>
    </style:style>
    <style:style style:name="P10" style:family="paragraph" style:parent-style-name="Standard">
      <style:text-properties officeooo:rsid="000ecc41" officeooo:paragraph-rsid="001e3e8a"/>
    </style:style>
    <style:style style:name="P11" style:family="paragraph" style:parent-style-name="Standard">
      <style:text-properties officeooo:rsid="00100bb1" officeooo:paragraph-rsid="001fa62c"/>
    </style:style>
    <style:style style:name="P12" style:family="paragraph" style:parent-style-name="Standard">
      <style:text-properties officeooo:rsid="0011d5dc" officeooo:paragraph-rsid="001fa62c"/>
    </style:style>
    <style:style style:name="P13" style:family="paragraph" style:parent-style-name="Standard">
      <style:text-properties officeooo:rsid="00195432" officeooo:paragraph-rsid="00195432"/>
    </style:style>
    <style:style style:name="P14" style:family="paragraph" style:parent-style-name="Standard">
      <style:text-properties officeooo:rsid="00195432" officeooo:paragraph-rsid="001ba0c8"/>
    </style:style>
    <style:style style:name="P15" style:family="paragraph" style:parent-style-name="Standard">
      <style:text-properties officeooo:rsid="001aedb3" officeooo:paragraph-rsid="001aedb3"/>
    </style:style>
    <style:style style:name="P16" style:family="paragraph" style:parent-style-name="Standard">
      <style:text-properties officeooo:rsid="001aedb3" officeooo:paragraph-rsid="001c8d06"/>
    </style:style>
    <style:style style:name="P17" style:family="paragraph" style:parent-style-name="Standard">
      <style:text-properties officeooo:rsid="001ba0c8" officeooo:paragraph-rsid="001ba0c8"/>
    </style:style>
    <style:style style:name="P18" style:family="paragraph" style:parent-style-name="Standard">
      <style:text-properties officeooo:rsid="001c8d06" officeooo:paragraph-rsid="001c8d06"/>
    </style:style>
    <style:style style:name="P19" style:family="paragraph" style:parent-style-name="Standard">
      <style:text-properties officeooo:rsid="001c8d06" officeooo:paragraph-rsid="001e3e8a"/>
    </style:style>
    <style:style style:name="P20" style:family="paragraph" style:parent-style-name="Standard">
      <style:text-properties officeooo:rsid="001c8d06" officeooo:paragraph-rsid="001fa62c"/>
    </style:style>
    <style:style style:name="P21" style:family="paragraph" style:parent-style-name="Standard">
      <style:text-properties officeooo:rsid="001e3e8a" officeooo:paragraph-rsid="001e3e8a"/>
    </style:style>
    <style:style style:name="P22" style:family="paragraph" style:parent-style-name="Standard">
      <style:text-properties officeooo:rsid="001fa62c" officeooo:paragraph-rsid="001fa62c"/>
    </style:style>
    <style:style style:name="P23" style:family="paragraph" style:parent-style-name="Standard">
      <style:text-properties officeooo:rsid="001c8d06" officeooo:paragraph-rsid="001ba0c8"/>
    </style:style>
    <style:style style:name="P24" style:family="paragraph" style:parent-style-name="Standard">
      <style:text-properties officeooo:rsid="001c8d06" officeooo:paragraph-rsid="001aedb3"/>
    </style:style>
    <style:style style:name="P25" style:family="paragraph" style:parent-style-name="Standard">
      <style:text-properties officeooo:rsid="001c8d06" officeooo:paragraph-rsid="001c8d06"/>
    </style:style>
    <style:style style:name="P26" style:family="paragraph" style:parent-style-name="Standard">
      <style:text-properties officeooo:rsid="001e3e8a" officeooo:paragraph-rsid="001e3e8a"/>
    </style:style>
    <style:style style:name="P27" style:family="paragraph" style:parent-style-name="Standard">
      <style:text-properties officeooo:rsid="001fa62c" officeooo:paragraph-rsid="001fa62c"/>
    </style:style>
    <style:style style:name="T1" style:family="text">
      <style:text-properties officeooo:rsid="000cd0a5"/>
    </style:style>
    <style:style style:name="T2" style:family="text">
      <style:text-properties officeooo:rsid="000d28a6"/>
    </style:style>
    <style:style style:name="T3" style:family="text">
      <style:text-properties officeooo:rsid="000ecc41"/>
    </style:style>
    <style:style style:name="T4" style:family="text">
      <style:text-properties officeooo:rsid="000fe27f"/>
    </style:style>
    <style:style style:name="T5" style:family="text">
      <style:text-properties officeooo:rsid="007e4f6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289d" style:font-weight-asian="bold" style:font-weight-complex="bold"/>
    </style:style>
    <style:style style:name="T8" style:family="text">
      <style:text-properties fo:font-weight="bold" officeooo:rsid="000fe27f" style:font-weight-asian="bold" style:font-weight-complex="bold"/>
    </style:style>
    <style:style style:name="T9" style:family="text">
      <style:text-properties fo:font-weight="bold" officeooo:rsid="001fa62c" style:font-weight-asian="bold" style:font-weight-complex="bold"/>
    </style:style>
    <style:style style:name="T10" style:family="text">
      <style:text-properties fo:font-weight="bold" officeooo:rsid="000ecc41" style:font-weight-asian="bold" style:font-weight-complex="bold"/>
    </style:style>
    <style:style style:name="T11" style:family="text">
      <style:text-properties officeooo:rsid="00195432"/>
    </style:style>
    <style:style style:name="T12" style:family="text">
      <style:text-properties officeooo:rsid="001aedb3"/>
    </style:style>
    <style:style style:name="T13" style:family="text">
      <style:text-properties officeooo:rsid="001ba0c8"/>
    </style:style>
    <style:style style:name="T14" style:family="text">
      <style:text-properties officeooo:rsid="001c8d06"/>
    </style:style>
    <style:style style:name="T15" style:family="text">
      <style:text-properties officeooo:rsid="001e3e8a"/>
    </style:style>
    <style:style style:name="T16" style:family="text">
      <style:text-properties officeooo:rsid="001fa62c"/>
    </style:style>
    <style:style style:name="T17" style:family="text">
      <style:text-properties officeooo:rsid="00206c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g_Kulas_Clan</text:p>
      <text:p text:style-name="P1"/>
      <text:p text:style-name="P2">Filename:<text:tab/>Apung_Kulas_Clan.odt</text:p>
      <text:p text:style-name="P1"><text:span text:style-name="T1">Location: <text:s/><text:tab/></text:span>/home/user/Documents/GitHub/github/leodizon.github.io/Apung_Kulas_Clan.odt</text:p>
      <text:p text:style-name="P2">Purpose:<text:tab/>Procedure on how to update the web page of the Apung Kulas family tree</text:p>
      <text:p text:style-name="P1"/>
      <text:p text:style-name="P13"><text:span text:style-name="T13">1.<text:tab/></text:span>Major Steps:</text:p>
      <text:p text:style-name="P13"/>
      <text:p text:style-name="P13">1.<text:span text:style-name="T13">1</text:span><text:tab/>Files must be created and update<text:span text:style-name="T12">d</text:span> on their corresponding <text:span text:style-name="T12">development </text:span>folders</text:p>
      <text:p text:style-name="P13"><text:tab/><text:tab/>File:<text:tab/>dizon.html</text:p>
      <text:p text:style-name="P13"><text:tab/><text:tab/>Folder:<text:tab/>/user/Documents/GitHub/kulas/</text:p>
      <text:p text:style-name="P13"/>
      <text:p text:style-name="P15"><text:span text:style-name="T13">1.2</text:span><text:tab/>Updated files must be saved on the test folder for end-user testing</text:p>
      <text:p text:style-name="P15"><text:tab/><text:tab/>File:<text:tab/>dizon.html</text:p>
      <text:p text:style-name="P15"><text:tab/><text:tab/>Folder:<text:tab/><text:span text:style-name="T11">/user/Documents/GitHub/</text:span>github/leodizon.github.io</text:p>
      <text:p text:style-name="P15"/>
      <text:p text:style-name="P15"><text:span text:style-name="T13">1.3</text:span><text:tab/>Updated files must be uploaded from test folder to github server using git version control</text:p>
      <text:p text:style-name="P15"><text:tab/><text:tab/>File:<text:tab/>dizon.html</text:p>
      <text:p text:style-name="P15"><text:tab/><text:tab/>Folder:<text:tab/><text:span text:style-name="T11">/user/Documents/GitHub/</text:span>github/leodizon.github.io<text:tab/><text:tab/></text:p>
      <text:p text:style-name="P15"><text:tab/><text:tab/>Server:<text:tab/><text:a xlink:type="simple" xlink:href="https://github.com/" text:style-name="Internet_20_link" text:visited-style-name="Visited_20_Internet_20_Link"><text:span text:style-name="T7">https://github.com/</text:span></text:a></text:p>
      <text:p text:style-name="P15"/>
      <text:p text:style-name="P17">2.<text:tab/>Create/Update Files</text:p>
      <text:p text:style-name="P17"/>
      <text:p text:style-name="P17">2.1<text:tab/>Create or update file</text:p>
      <text:p text:style-name="P14"><text:tab/><text:tab/>F<text:span text:style-name="T13">ile:<text:tab/></text:span>/user/Documents/GitHub/kulas/<text:span text:style-name="T13">dizon.html</text:span></text:p>
      <text:p text:style-name="P8"><text:tab/><text:tab/><text:span text:style-name="T13">2.1.1<text:tab/></text:span>Right-click on file dizon.html</text:p>
      <text:p text:style-name="P8"><text:tab/><text:tab/><text:span text:style-name="T13">2.1.2<text:tab/></text:span>Right-click ‘Open with’ &gt; ‘Open with “Text Editor”</text:p>
      <text:p text:style-name="P4"><text:tab/><text:tab/><text:span text:style-name="T13">2.1.3<text:tab/>Enter new data or update existing data</text:span></text:p>
      <text:p text:style-name="P8"><text:tab/><text:tab/><text:span text:style-name="T13">2.1.4<text:tab/></text:span>Save the file<text:tab/></text:p>
      <text:p text:style-name="P8"><text:span text:style-name="T13"><text:tab/><text:tab/>2.1.5<text:tab/></text:span>Close file</text:p>
      <text:p text:style-name="P8"/>
      <text:p text:style-name="P17">2.2<text:tab/>Add file to local depository</text:p>
      <text:p text:style-name="P17"><text:span text:style-name="T11"><text:tab/><text:tab/>F</text:span>ile:<text:tab/><text:span text:style-name="T11">/user/Documents/GitHub/kulas/</text:span>dizon.html<text:tab/><text:tab/></text:p>
      <text:p text:style-name="P17"><text:tab/><text:tab/>2.2.1<text:tab/>Copy file from development folder to test folder</text:p>
      <text:p text:style-name="P17"><text:tab/><text:tab/>2.2.2<text:tab/>Right-click file <text:span text:style-name="T14">dizon.html</text:span></text:p>
      <text:p text:style-name="P23"><text:tab/><text:tab/>2.2.3<text:tab/>Click ‘Copy’</text:p>
      <text:p text:style-name="P23"><text:tab/><text:tab/>2.2.4<text:tab/>Go to test folder /home/user/Documents/GitHub/github/leodizon.github.io</text:p>
      <text:p text:style-name="P17"><text:tab/><text:tab/><text:span text:style-name="T14">2.2.5<text:tab/>Right-click on any open space</text:span></text:p>
      <text:p text:style-name="P24"><text:tab/><text:tab/>2.2.6<text:tab/>Click Paste</text:p>
      <text:p text:style-name="P18"/>
      <text:p text:style-name="P18">2.3<text:tab/>Ask end users to test the web page on a browser</text:p>
      <text:p text:style-name="P18"><text:tab/><text:tab/>2.3.1<text:tab/>Use URL:</text:p>
      <text:p text:style-name="P18"><text:tab/><text:tab/><text:tab/><text:tab/>/home/user/Documents/GitHub/github/leodizon.github.io/dizon.html</text:p>
      <text:p text:style-name="P16"/>
      <text:p text:style-name="P19">2.4<text:tab/><text:span text:style-name="T2">Add the file to local git repository</text:span></text:p>
      <text:p text:style-name="P19"><text:tab/><text:tab/><text:span text:style-name="T15">2.4.1<text:tab/>Go to folder /home/user/Documents/GitHub/github/leodizon.github.io/</text:span></text:p>
      <text:p text:style-name="P9"><text:tab/><text:tab/>2.<text:span text:style-name="T15">4.2</text:span><text:tab/>Right-click on any open space on folder</text:p>
      <text:p text:style-name="P21"><text:tab/><text:tab/>2.4.3<text:tab/>Click ‘Open in Terminal’</text:p>
      <text:p text:style-name="P18"/>
      <text:p text:style-name="P21"><text:soft-page-break/>2.5<text:tab/>Check presence of file in development section of git repository</text:p>
      <text:p text:style-name="P21"><text:tab/><text:tab/>2.5.1<text:tab/>Enter git command:<text:tab/><text:span text:style-name="T6">git status</text:span></text:p>
      <text:p text:style-name="P10"><text:tab/><text:tab/><text:tab/><text:tab/>File dizon.html is displayed on section ‘Changes not staged for commit:’, colored red</text:p>
      <text:p text:style-name="P5"/>
      <text:p text:style-name="P21">2.6<text:tab/><text:span text:style-name="T16">Add file to staging area</text:span></text:p>
      <text:p text:style-name="P21"><text:tab/><text:tab/><text:span text:style-name="T16">2.6.1<text:tab/>Enter git command:<text:tab/></text:span><text:span text:style-name="T9">git add dizon.html</text:span></text:p>
      <text:p text:style-name="P6"><text:span text:style-name="T3"><text:tab/><text:tab/>2.6.2<text:tab/>Enter command: <text:tab/><text:tab/></text:span><text:span text:style-name="T10">git status</text:span><text:tab/></text:p>
      <text:p text:style-name="P6"><text:tab/><text:tab/><text:tab/><text:tab/><text:span text:style-name="T3">File dizon.html is displayed on section ‘Changes to be commited’, colored green</text:span></text:p>
      <text:p text:style-name="P6"/>
      <text:p text:style-name="P22">2.7<text:tab/>Upload file to github server</text:p>
      <text:p text:style-name="P22"><text:tab/><text:tab/>2.7.1<text:tab/>Enter git command:<text:tab/><text:span text:style-name="T6">git commit -m dizon.html</text:span></text:p>
      <text:p text:style-name="P6"><text:tab/><text:tab/><text:tab/><text:tab/><text:span text:style-name="T4">File dizon.html is no longer displayed</text:span></text:p>
      <text:p text:style-name="P20"><text:tab/><text:tab/><text:span text:style-name="T16">2.7.2<text:tab/>Enter command: <text:tab/><text:tab/></text:span><text:span text:style-name="T9">git push</text:span></text:p>
      <text:p text:style-name="P18"/>
      <text:p text:style-name="P22">2.8<text:tab/><text:span text:style-name="T4">Provide user name</text:span></text:p>
      <text:p text:style-name="P6"><text:tab/><text:tab/>Username for 'https://github.com': <text:span text:style-name="T8">dizonelit@gmail.com</text:span></text:p>
      <text:p text:style-name="P6"><text:tab/><text:tab/><text:tab/></text:p>
      <text:p text:style-name="P22">2.9<text:tab/>Provide password</text:p>
      <text:p text:style-name="P6"><text:tab/><text:tab/>Password for 'https://dizonel@gmail.com@github.com': <text:tab/></text:p>
      <text:p text:style-name="P6"/>
      <text:p text:style-name="P6"><text:tab/><text:tab/><text:span text:style-name="T16">Copy and paste the token below:</text:span></text:p>
      <text:p text:style-name="P6"><text:tab/><text:tab/><text:tab/><text:span text:style-name="T5">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</text:span></text:p>
      <text:p text:style-name="P6"/>
      <text:p text:style-name="P6"><text:tab/><text:tab/><text:span text:style-name="T4">Password will not display</text:span></text:p>
      <text:p text:style-name="P6"/>
      <text:p text:style-name="P11"><text:span text:style-name="T16">2.10 <text:s/></text:span>Go to github account and verify changes to file dizon.html</text:p>
      <text:p text:style-name="P6"/>
      <text:p text:style-name="P6"><text:tab/><text:span text:style-name="T16">2.10.1<text:tab/>log in to GitHub account </text:span><text:a xlink:type="simple" xlink:href="https://github.com/" text:style-name="Internet_20_link" text:visited-style-name="Visited_20_Internet_20_Link"><text:span text:style-name="T16">https://github.com/</text:span></text:a></text:p>
      <text:p text:style-name="P6"/>
      <text:p text:style-name="P11"><text:span text:style-name="T16"><text:tab/>2.10.2<text:tab/></text:span>Click repository:</text:p>
      <text:p text:style-name="P11"><text:tab/><text:tab/><text:tab/><text:tab/>dizonelit/leodizon.github.io</text:p>
      <text:p text:style-name="P12"><text:tab/></text:p>
      <text:p text:style-name="P12"><text:tab/><text:span text:style-name="T16">2.10.3<text:tab/></text:span>Click on file dizonel.html and verify updates/changes</text:p>
      <text:p text:style-name="P6"/>
      <text:p text:style-name="P12"><text:span text:style-name="T16">2.11<text:tab/> </text:span>Display the family tree</text:p>
      <text:p text:style-name="P6"><text:tab/><text:tab/></text:p>
      <text:p text:style-name="P6"><text:tab/><text:span text:style-name="T16">2.11.1<text:tab/>Open a browser</text:span></text:p>
      <text:p text:style-name="P6"/>
      <text:p text:style-name="P6"><text:tab/><text:span text:style-name="T16">2.11.2<text:tab/>Enter on the URL below on the browser address bar:</text:span></text:p>
      <text:p text:style-name="P6"/>
      <text:p text:style-name="P6"><text:tab/><text:tab/><text:tab/><text:a xlink:type="simple" xlink:href="https://dizonelit.github.io/leodizon.github.io/dizon.html" text:style-name="Internet_20_link" text:visited-style-name="Visited_20_Internet_20_Link">https://dizonelit.github.io/leodizon.github.io/dizon.html</text:a></text:p>
      <text:p text:style-name="P6"/>
      <text:p text:style-name="P6"><text:tab/><text:span text:style-name="T16">Note:<text:tab/>The updated web page might not display immediately.</text:span></text:p>
      <text:p text:style-name="P18"><text:tab/><text:tab/><text:tab/><text:span text:style-name="T16">Wait for at least 5 minutes to complete the transfer of the updated file</text:span></text:p>
      <text:p text:style-name="P18"><text:tab/><text:tab/><text:tab/><text:span text:style-name="T17">and then re-enter the URL</text:span></text:p>
      <text:p text:style-name="P18"/>
      <text:p text:style-name="P18"/>
      <text:p text:style-name="P7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3T07:12:11.125318813</meta:creation-date>
    <dc:date>2022-11-08T09:09:50.666281111</dc:date>
    <meta:editing-duration>PT39M3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3" meta:paragraph-count="71" meta:word-count="387" meta:character-count="3012" meta:non-whitespace-character-count="2567"/>
  </office:meta>
</office:document-meta>
</file>